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 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22:24:48.927149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1:52:54.609422731</meta:creation-date>
    <dc:date>2017-11-29T22:28:12.784585071</dc:date>
    <meta:editing-duration>PT57M33S</meta:editing-duration>
    <meta:editing-cycles>6</meta:editing-cycles>
    <meta:generator>LibreOffice/5.1.6.2$Linux_X86_64 LibreOffice_project/10m0$Build-2</meta:generator>
    <meta:document-statistic meta:table-count="1" meta:cell-count="62" meta:object-count="1"/>
  </office:meta>
</office:document-meta>
</file>